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575cm"/>
    </style:style>
    <style:style style:name="gr2" style:family="graphic" style:parent-style-name="standard">
      <style:graphic-properties draw:stroke="solid" svg:stroke-color="#000000" draw:fill="none" draw:fill-color="#ffffff" fo:min-height="7.11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fo:min-height="0.512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7.116cm"/>
    </style:style>
    <style:style style:name="gr7" style:family="graphic" style:parent-style-name="objectwithoutfill">
      <style:graphic-properties draw:stroke="dash" draw:stroke-dash="Dashed_20__28_var_29_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5.625cm"/>
    </style:style>
    <style:style style:name="gr9" style:family="graphic" style:parent-style-name="standard">
      <style:graphic-properties draw:stroke="none" svg:stroke-color="#000000" draw:fill="none" draw:fill-color="#ffffff" fo:min-height="14.624cm"/>
    </style:style>
    <style:style style:name="gr10" style:family="graphic" style:parent-style-name="standard">
      <style:graphic-properties draw:stroke="solid" svg:stroke-color="#000000" draw:fill="none" draw:fill-color="#ffffff" fo:min-height="0.548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22pt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94cm" svg:height="1.825cm" svg:x="4.302cm" svg:y="4.917cm">
          <draw:text-box>
            <text:p text:style-name="P1"><text:span text:style-name="T1">Core 1</text:span></text:p>
          </draw:text-box>
        </draw:frame>
        <draw:frame draw:style-name="gr1" draw:text-style-name="P2" draw:layer="layout" svg:width="2.794cm" svg:height="1.825cm" svg:x="7.35cm" svg:y="4.937cm">
          <draw:text-box>
            <text:p text:style-name="P1"><text:span text:style-name="T1">Core 2</text:span></text:p>
          </draw:text-box>
        </draw:frame>
        <draw:frame draw:style-name="gr1" draw:text-style-name="P2" draw:layer="layout" svg:width="2.794cm" svg:height="1.825cm" svg:x="10.398cm" svg:y="4.937cm">
          <draw:text-box>
            <text:p text:style-name="P1"><text:span text:style-name="T1">Core 3</text:span></text:p>
          </draw:text-box>
        </draw:frame>
        <draw:frame draw:style-name="gr1" draw:text-style-name="P4" draw:layer="layout" svg:width="8.89cm" svg:height="1.825cm" svg:x="4.302cm" svg:y="6.969cm">
          <draw:text-box>
            <text:p text:style-name="P3"><text:span text:style-name="T1">Memory</text:span></text:p>
          </draw:text-box>
        </draw:frame>
        <draw:frame draw:style-name="gr2" draw:text-style-name="P4" draw:layer="layout" svg:width="9.525cm" svg:height="7.366cm" svg:x="4.048cm" svg:y="3.413cm">
          <draw:text-box>
            <text:p text:style-name="P3"><text:span text:style-name="T1">Node 1</text:span></text:p>
          </draw:text-box>
        </draw:frame>
        <draw:frame draw:style-name="gr2" draw:text-style-name="P4" draw:layer="layout" svg:width="9.525cm" svg:height="7.366cm" svg:x="14.716cm" svg:y="3.413cm">
          <draw:text-box>
            <text:p text:style-name="P3"><text:span text:style-name="T1">Node 1</text:span></text:p>
          </draw:text-box>
        </draw:frame>
        <draw:frame draw:style-name="gr1" draw:text-style-name="P2" draw:layer="layout" svg:width="2.794cm" svg:height="1.825cm" svg:x="15.986cm" svg:y="4.636cm">
          <draw:text-box>
            <text:p text:style-name="P1"><text:span text:style-name="T1">Core 1</text:span></text:p>
          </draw:text-box>
        </draw:frame>
        <draw:frame draw:style-name="gr1" draw:text-style-name="P2" draw:layer="layout" svg:width="2.794cm" svg:height="1.825cm" svg:x="20.304cm" svg:y="4.636cm">
          <draw:text-box>
            <text:p text:style-name="P1"><text:span text:style-name="T1">Core 2</text:span></text:p>
          </draw:text-box>
        </draw:frame>
        <draw:frame draw:style-name="gr1" draw:text-style-name="P2" draw:layer="layout" svg:width="2.794cm" svg:height="1.825cm" svg:x="15.986cm" svg:y="7.811cm">
          <draw:text-box>
            <text:p text:style-name="P1"><text:span text:style-name="T1">Core 3</text:span></text:p>
          </draw:text-box>
        </draw:frame>
        <draw:frame draw:style-name="gr1" draw:text-style-name="P2" draw:layer="layout" svg:width="2.794cm" svg:height="1.825cm" svg:x="20.304cm" svg:y="7.811cm">
          <draw:text-box>
            <text:p text:style-name="P1"><text:span text:style-name="T1">Core 4</text:span></text:p>
          </draw:text-box>
        </draw:frame>
        <draw:line draw:style-name="gr3" draw:text-style-name="P5" draw:layer="layout" svg:x1="17.256cm" svg:y1="6.668cm" svg:x2="17.256cm" svg:y2="7.557cm">
          <text:p/>
        </draw:line>
        <draw:line draw:style-name="gr3" draw:text-style-name="P5" draw:layer="layout" svg:x1="21.701cm" svg:y1="6.668cm" svg:x2="21.701cm" svg:y2="7.557cm">
          <text:p/>
        </draw:line>
        <draw:frame draw:style-name="gr4" draw:text-style-name="P7" draw:layer="layout" svg:width="2.794cm" svg:height="0.798cm" svg:x="15.986cm" svg:y="5.652cm">
          <draw:text-box>
            <text:p text:style-name="P6"><text:span text:style-name="T2">Memory</text:span></text:p>
          </draw:text-box>
        </draw:frame>
        <draw:frame draw:style-name="gr4" draw:text-style-name="P7" draw:layer="layout" svg:width="2.794cm" svg:height="0.798cm" svg:x="20.304cm" svg:y="5.652cm">
          <draw:text-box>
            <text:p text:style-name="P6"><text:span text:style-name="T2">Memory</text:span></text:p>
          </draw:text-box>
        </draw:frame>
        <draw:frame draw:style-name="gr4" draw:text-style-name="P7" draw:layer="layout" svg:width="2.794cm" svg:height="0.798cm" svg:x="15.986cm" svg:y="8.827cm">
          <draw:text-box>
            <text:p text:style-name="P6"><text:span text:style-name="T2">Memory</text:span></text:p>
          </draw:text-box>
        </draw:frame>
        <draw:frame draw:style-name="gr4" draw:text-style-name="P7" draw:layer="layout" svg:width="2.794cm" svg:height="0.798cm" svg:x="20.304cm" svg:y="8.827cm">
          <draw:text-box>
            <text:p text:style-name="P6"><text:span text:style-name="T2">Memory</text:span></text:p>
          </draw:text-box>
        </draw:frame>
        <draw:line draw:style-name="gr3" draw:text-style-name="P5" draw:layer="layout" svg:x1="19.161cm" svg:y1="5.398cm" svg:x2="20.05cm" svg:y2="5.398cm">
          <text:p/>
        </draw:line>
        <draw:line draw:style-name="gr3" draw:text-style-name="P5" draw:layer="layout" svg:x1="19.161cm" svg:y1="8.827cm" svg:x2="20.05cm" svg:y2="8.827cm">
          <text:p/>
        </draw:line>
        <draw:line draw:style-name="gr3" draw:text-style-name="P5" draw:layer="layout" svg:x1="18.907cm" svg:y1="7.684cm" svg:x2="20.177cm" svg:y2="6.541cm">
          <text:p/>
        </draw:line>
        <draw:line draw:style-name="gr3" draw:text-style-name="P5" draw:layer="layout" svg:x1="19.034cm" svg:y1="6.541cm" svg:x2="20.177cm" svg:y2="7.684cm">
          <text:p/>
        </draw:line>
        <draw:frame draw:style-name="gr5" draw:text-style-name="P9" draw:layer="layout" svg:width="9.525cm" svg:height="0.878cm" svg:x="14.843cm" svg:y="9.901cm">
          <draw:text-box>
            <text:p text:style-name="P8"><text:span text:style-name="T3">Can be used for multinode jobs</text:span></text:p>
          </draw:text-box>
        </draw:frame>
        <draw:frame draw:style-name="gr6" draw:text-style-name="P11" draw:layer="layout" svg:width="9.525cm" svg:height="7.366cm" svg:x="4.175cm" svg:y="2.016cm">
          <draw:text-box>
            <text:p text:style-name="P10"><text:span text:style-name="T4">OpenMP</text:span></text:p>
          </draw:text-box>
        </draw:frame>
        <draw:frame draw:style-name="gr6" draw:text-style-name="P11" draw:layer="layout" svg:width="9.525cm" svg:height="7.366cm" svg:x="14.716cm" svg:y="2.016cm">
          <draw:text-box>
            <text:p text:style-name="P10"><text:span text:style-name="T4">MPI</text:span></text:p>
          </draw:text-box>
        </draw:frame>
        <draw:frame draw:style-name="gr2" draw:text-style-name="P4" draw:layer="layout" svg:width="9.525cm" svg:height="7.366cm" svg:x="4.048cm" svg:y="12.684cm">
          <draw:text-box>
            <text:p text:style-name="P3"><text:span text:style-name="T1">Core 1</text:span></text:p>
          </draw:text-box>
        </draw:frame>
        <draw:frame draw:style-name="gr1" draw:text-style-name="P13" draw:layer="layout" svg:width="2.794cm" svg:height="1.825cm" svg:x="4.429cm" svg:y="14.542cm">
          <draw:text-box>
            <text:p text:style-name="P12"><text:span text:style-name="T3">Thread 1</text:span></text:p>
          </draw:text-box>
        </draw:frame>
        <draw:frame draw:style-name="gr1" draw:text-style-name="P13" draw:layer="layout" svg:width="2.794cm" svg:height="1.825cm" svg:x="7.477cm" svg:y="14.542cm">
          <draw:text-box>
            <text:p text:style-name="P12"><text:span text:style-name="T3">Thread 2</text:span></text:p>
          </draw:text-box>
        </draw:frame>
        <draw:frame draw:style-name="gr1" draw:text-style-name="P13" draw:layer="layout" svg:width="2.794cm" svg:height="1.825cm" svg:x="10.525cm" svg:y="14.542cm">
          <draw:text-box>
            <text:p text:style-name="P12"><text:span text:style-name="T3">Thread 3</text:span></text:p>
          </draw:text-box>
        </draw:frame>
        <draw:frame draw:style-name="gr6" draw:text-style-name="P11" draw:layer="layout" svg:width="9.525cm" svg:height="7.366cm" svg:x="4.048cm" svg:y="11.414cm">
          <draw:text-box>
            <text:p text:style-name="P10"><text:span text:style-name="T4">Multithreading</text:span></text:p>
          </draw:text-box>
        </draw:frame>
        <draw:line draw:style-name="gr7" draw:text-style-name="P5" draw:layer="layout" svg:x1="4.429cm" svg:y1="5.699cm" svg:x2="2.016cm" svg:y2="10.144cm">
          <text:p/>
        </draw:line>
        <draw:line draw:style-name="gr7" draw:text-style-name="P5" draw:layer="layout" svg:x1="2.016cm" svg:y1="10.144cm" svg:x2="3.794cm" svg:y2="12.557cm">
          <text:p/>
        </draw:line>
        <draw:frame draw:style-name="gr8" draw:text-style-name="P9" draw:layer="layout" svg:width="9.525cm" svg:height="15.875cm" svg:x="3.922cm" svg:y="9.128cm">
          <draw:text-box>
            <text:p text:style-name="P8"><text:span text:style-name="T3">C</text:span><text:span text:style-name="T3">a</text:span><text:span text:style-name="T3">n </text:span><text:span text:style-name="T3">u</text:span><text:span text:style-name="T3">s</text:span><text:span text:style-name="T3">e </text:span><text:span text:style-name="T3">m</text:span><text:span text:style-name="T3">u</text:span><text:span text:style-name="T3">lt</text:span><text:span text:style-name="T3">i</text:span><text:span text:style-name="T3">p</text:span><text:span text:style-name="T3">l</text:span><text:span text:style-name="T3">e </text:span><text:span text:style-name="T3">t</text:span><text:span text:style-name="T3">h</text:span><text:span text:style-name="T3">r</text:span><text:span text:style-name="T3">e</text:span><text:span text:style-name="T3">a</text:span><text:span text:style-name="T3">d</text:span><text:span text:style-name="T3">s </text:span></text:p>
            <text:p text:style-name="P8"><text:span text:style-name="T3">(</text:span><text:span text:style-name="T3">= </text:span><text:span text:style-name="T3">m</text:span><text:span text:style-name="T3">u</text:span><text:span text:style-name="T3">lt</text:span><text:span text:style-name="T3">it</text:span><text:span text:style-name="T3">h</text:span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g</text:span><text:span text:style-name="T3">)</text:span></text:p>
          </draw:text-box>
        </draw:frame>
        <draw:frame draw:style-name="gr9" draw:text-style-name="P9" draw:layer="layout" svg:width="9.525cm" svg:height="14.874cm" svg:x="4.048cm" svg:y="17.51cm">
          <draw:text-box>
            <text:p text:style-name="P8"><text:span text:style-name="T3">r-env-</text:span><text:span text:style-name="T3">singulari</text:span><text:span text:style-name="T3">ty uses </text:span><text:span text:style-name="T3">a single </text:span><text:span text:style-name="T3">thread </text:span><text:span text:style-name="T3">unless </text:span><text:span text:style-name="T3">otherwis</text:span><text:span text:style-name="T3">e </text:span><text:span text:style-name="T3">instructe</text:span><text:span text:style-name="T3">d</text:span></text:p>
          </draw:text-box>
        </draw:frame>
        <draw:frame draw:style-name="gr2" draw:text-style-name="P4" draw:layer="layout" svg:width="9.525cm" svg:height="7.366cm" svg:x="14.716cm" svg:y="12.684cm">
          <draw:text-box>
            <text:p text:style-name="P3"><text:span text:style-name="T1">Node </text:span><text:span text:style-name="T1">1</text:span></text:p>
          </draw:text-box>
        </draw:frame>
        <draw:frame draw:style-name="gr1" draw:text-style-name="P2" draw:layer="layout" svg:width="2.794cm" svg:height="1.825cm" svg:x="15.986cm" svg:y="13.907cm">
          <draw:text-box>
            <text:p text:style-name="P1"><text:span text:style-name="T1">Core 1</text:span></text:p>
          </draw:text-box>
        </draw:frame>
        <draw:frame draw:style-name="gr4" draw:text-style-name="P7" draw:layer="layout" svg:width="2.794cm" svg:height="0.798cm" svg:x="15.986cm" svg:y="15.732cm">
          <draw:text-box>
            <text:p text:style-name="P6"><text:span text:style-name="T2">M</text:span><text:span text:style-name="T2">e</text:span><text:span text:style-name="T2">m</text:span><text:span text:style-name="T2">o</text:span><text:span text:style-name="T2">r</text:span><text:span text:style-name="T2">y</text:span></text:p>
          </draw:text-box>
        </draw:frame>
        <draw:line draw:style-name="gr3" draw:text-style-name="P5" draw:layer="layout" svg:x1="19.161cm" svg:y1="15.351cm" svg:x2="20.05cm" svg:y2="15.351cm">
          <text:p/>
        </draw:line>
        <draw:line draw:style-name="gr3" draw:text-style-name="P5" draw:layer="layout" svg:x1="18.907cm" svg:y1="17.002cm" svg:x2="20.177cm" svg:y2="16.494cm">
          <text:p/>
        </draw:line>
        <draw:line draw:style-name="gr3" draw:text-style-name="P5" draw:layer="layout" svg:x1="18.907cm" svg:y1="16.494cm" svg:x2="20.304cm" svg:y2="17.002cm">
          <text:p/>
        </draw:line>
        <draw:frame draw:style-name="gr6" draw:text-style-name="P11" draw:layer="layout" svg:width="9.525cm" svg:height="7.366cm" svg:x="14.716cm" svg:y="11.287cm">
          <draw:text-box>
            <text:p text:style-name="P10"><text:span text:style-name="T4">OpenMP x MPI</text:span></text:p>
          </draw:text-box>
        </draw:frame>
        <draw:frame draw:style-name="gr10" draw:text-style-name="P7" draw:layer="layout" svg:width="1.397cm" svg:height="0.798cm" svg:x="15.986cm" svg:y="14.934cm">
          <draw:text-box>
            <text:p text:style-name="P6"><text:span text:style-name="T2">Th1</text:span></text:p>
          </draw:text-box>
        </draw:frame>
        <draw:frame draw:style-name="gr10" draw:text-style-name="P14" draw:layer="layout" svg:width="1.397cm" svg:height="0.798cm" svg:x="17.383cm" svg:y="14.934cm">
          <draw:text-box>
            <text:p text:style-name="P6"><text:span text:style-name="T2">Th2</text:span></text:p>
          </draw:text-box>
        </draw:frame>
        <draw:frame draw:style-name="gr1" draw:text-style-name="P2" draw:layer="layout" svg:width="2.794cm" svg:height="1.825cm" svg:x="20.304cm" svg:y="13.954cm">
          <draw:text-box>
            <text:p text:style-name="P1"><text:span text:style-name="T1">Core 2</text:span></text:p>
          </draw:text-box>
        </draw:frame>
        <draw:frame draw:style-name="gr4" draw:text-style-name="P7" draw:layer="layout" svg:width="2.794cm" svg:height="0.798cm" svg:x="20.304cm" svg:y="15.779cm">
          <draw:text-box>
            <text:p text:style-name="P6"><text:span text:style-name="T2">Memory</text:span></text:p>
          </draw:text-box>
        </draw:frame>
        <draw:frame draw:style-name="gr10" draw:text-style-name="P7" draw:layer="layout" svg:width="1.397cm" svg:height="0.798cm" svg:x="20.304cm" svg:y="14.981cm">
          <draw:text-box>
            <text:p text:style-name="P6"><text:span text:style-name="T2">Th1</text:span></text:p>
          </draw:text-box>
        </draw:frame>
        <draw:frame draw:style-name="gr10" draw:text-style-name="P14" draw:layer="layout" svg:width="1.397cm" svg:height="0.798cm" svg:x="21.701cm" svg:y="14.981cm">
          <draw:text-box>
            <text:p text:style-name="P6"><text:span text:style-name="T2">Th2</text:span></text:p>
          </draw:text-box>
        </draw:frame>
        <draw:frame draw:style-name="gr1" draw:text-style-name="P2" draw:layer="layout" svg:width="2.794cm" svg:height="1.825cm" svg:x="15.986cm" svg:y="17.046cm">
          <draw:text-box>
            <text:p text:style-name="P1"><text:span text:style-name="T1">Core 3</text:span></text:p>
          </draw:text-box>
        </draw:frame>
        <draw:frame draw:style-name="gr4" draw:text-style-name="P7" draw:layer="layout" svg:width="2.794cm" svg:height="0.798cm" svg:x="15.986cm" svg:y="18.871cm">
          <draw:text-box>
            <text:p text:style-name="P6"><text:span text:style-name="T2">Memory</text:span></text:p>
          </draw:text-box>
        </draw:frame>
        <draw:frame draw:style-name="gr10" draw:text-style-name="P7" draw:layer="layout" svg:width="1.397cm" svg:height="0.798cm" svg:x="15.986cm" svg:y="18.073cm">
          <draw:text-box>
            <text:p text:style-name="P6"><text:span text:style-name="T2">Th1</text:span></text:p>
          </draw:text-box>
        </draw:frame>
        <draw:frame draw:style-name="gr10" draw:text-style-name="P14" draw:layer="layout" svg:width="1.397cm" svg:height="0.798cm" svg:x="17.383cm" svg:y="18.073cm">
          <draw:text-box>
            <text:p text:style-name="P6"><text:span text:style-name="T2">Th2</text:span></text:p>
          </draw:text-box>
        </draw:frame>
        <draw:frame draw:style-name="gr1" draw:text-style-name="P2" draw:layer="layout" svg:width="2.794cm" svg:height="1.825cm" svg:x="20.431cm" svg:y="17.046cm">
          <draw:text-box>
            <text:p text:style-name="P1"><text:span text:style-name="T1">Core 4</text:span></text:p>
          </draw:text-box>
        </draw:frame>
        <draw:frame draw:style-name="gr4" draw:text-style-name="P7" draw:layer="layout" svg:width="2.794cm" svg:height="0.798cm" svg:x="20.431cm" svg:y="18.871cm">
          <draw:text-box>
            <text:p text:style-name="P6"><text:span text:style-name="T2">Memory</text:span></text:p>
          </draw:text-box>
        </draw:frame>
        <draw:frame draw:style-name="gr10" draw:text-style-name="P7" draw:layer="layout" svg:width="1.397cm" svg:height="0.798cm" svg:x="20.431cm" svg:y="18.073cm">
          <draw:text-box>
            <text:p text:style-name="P6"><text:span text:style-name="T2">Th1</text:span></text:p>
          </draw:text-box>
        </draw:frame>
        <draw:frame draw:style-name="gr10" draw:text-style-name="P14" draw:layer="layout" svg:width="1.397cm" svg:height="0.798cm" svg:x="21.828cm" svg:y="18.073cm">
          <draw:text-box>
            <text:p text:style-name="P6"><text:span text:style-name="T2">Th2</text:span></text:p>
          </draw:text-box>
        </draw:frame>
        <draw:line draw:style-name="gr3" draw:text-style-name="P5" draw:layer="layout" svg:x1="19.161cm" svg:y1="18.526cm" svg:x2="20.05cm" svg:y2="18.526cm">
          <text:p/>
        </draw:line>
        <draw:line draw:style-name="gr3" draw:text-style-name="P5" draw:layer="layout" svg:x1="17.383cm" svg:y1="16.875cm" svg:x2="17.383cm" svg:y2="16.621cm">
          <text:p/>
        </draw:line>
        <draw:line draw:style-name="gr3" draw:text-style-name="P5" draw:layer="layout" svg:x1="21.701cm" svg:y1="16.875cm" svg:x2="21.701cm" svg:y2="16.6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7:10:33.712712732</meta:creation-date>
    <dc:date>2021-11-08T14:13:39.204120318</dc:date>
    <meta:editing-duration>PT1H49M7S</meta:editing-duration>
    <meta:editing-cycles>6</meta:editing-cycles>
    <meta:generator>LibreOffice/5.3.6.1$Linux_X86_64 LibreOffice_project/30$Build-1</meta:generator>
    <meta:document-statistic meta:object-count="56"/>
  </office:meta>
</office:document-meta>
</file>